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1327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8756in"/>
    </style:style>
    <style:style style:name="co6" style:family="table-column">
      <style:table-column-properties fo:break-before="auto" style:column-width="2.8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P/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OURCE PN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, Arduino UNO</text:p>
          </table:table-cell>
          <table:table-cell office:value-type="float" office:value="23.25" calcext:value-type="float">
            <text:p>23.25</text:p>
          </table:table-cell>
          <table:table-cell table:formula="of:=[.B2]*[.D2]" office:value-type="float" office:value="23.25" calcext:value-type="float">
            <text:p>23.25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A000066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78T1601</text:p>
          </table:table-cell>
          <table:table-cell office:value-type="string" calcext:value-type="string">
            <text:p><text:a xlink:href="http://www.newark.com/arduino/a000066/dev-board-atmega328-arduino-uno/dp/78T1601" xlink:type="simple">http://www.newark.com/arduino/a000066/dev-board-atmega328-arduino-uno/dp/78T160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S1</text:p>
          </table:table-cell>
          <table:table-cell/>
          <table:table-cell office:value-type="string" calcext:value-type="string">
            <text:p>Speaker, 8 ohm, 2” diame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esistor, 100 ohm, ½ w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1</text:p>
          </table:table-cell>
          <table:table-cell/>
          <table:table-cell office:value-type="string" calcext:value-type="string">
            <text:p>LED, panel mount, 5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Display, LCD, Graphic LCD 84x48 - Nokia 5110</text:p>
          </table:table-cell>
          <table:table-cell office:value-type="float" office:value="9.95" calcext:value-type="float">
            <text:p>9.95</text:p>
          </table:table-cell>
          <table:table-cell/>
          <table:table-cell office:value-type="string" calcext:value-type="string">
            <text:p>Nokia</text:p>
          </table:table-cell>
          <table:table-cell office:value-type="string" calcext:value-type="string">
            <text:p>Nokia 5110</text:p>
          </table:table-cell>
          <table:table-cell office:value-type="string" calcext:value-type="string">
            <text:p>Spark Fun</text:p>
          </table:table-cell>
          <table:table-cell office:value-type="string" calcext:value-type="string">
            <text:p>LCD-10168</text:p>
          </table:table-cell>
          <table:table-cell office:value-type="string" calcext:value-type="string">
            <text:p><text:a xlink:href="https://www.sparkfun.com/products/10168" xlink:type="simple">https://www.sparkfun.com/products/1016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DAOKI 84X48 Nokia 5110 LCD Display Module blue backlight with PCB adapter for Arduino</text:p>
          </table:table-cell>
          <table:table-cell office:value-type="float" office:value="6.48" calcext:value-type="float">
            <text:p>6.48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1EE4VQYG/ref=ox_sc_act_title_1?ie=UTF8&amp;psc=1&amp;smid=A30Y6WWS77DGEW" xlink:type="simple">https://www.amazon.com/gp/product/B01EE4VQYG/ref=ox_sc_act_title_1?ie=UTF8&amp;psc=1&amp;smid=A30Y6WWS77DGEW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, 9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1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, 9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, 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de, 1N4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 Header, 3 cond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 Header, 2 cond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ed Relay, SPST-NO, 5 VDC, HE3600 Series, Through Hole, 500 ohm, 500 mA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string" calcext:value-type="string">
            <text:p>HAMLIN</text:p>
          </table:table-cell>
          <table:table-cell office:value-type="string" calcext:value-type="string">
            <text:p>HE3621A0500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87F1417</text:p>
          </table:table-cell>
          <table:table-cell office:value-type="string" calcext:value-type="string">
            <text:p><text:a xlink:href="http://www.newark.com/hamlin/he3621a0500/relay-reed-spst-no-200v-0-5a-tht/dp/87F1417" xlink:type="simple">http://www.newark.com/hamlin/he3621a0500/relay-reed-spst-no-200v-0-5a-tht/dp/87F1417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, 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, 470 ohm, 1/8 w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, SPST toggle, subminiatur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4T19:11:20.177576388</dc:date>
    <meta:generator>LibreOffice/4.2.8.2$Linux_X86_64 LibreOffice_project/420m0$Build-2</meta:generator>
    <meta:editing-duration>PT1H21M51S</meta:editing-duration>
    <meta:editing-cycles>4</meta:editing-cycles>
    <meta:document-statistic meta:table-count="1" meta:cell-count="68" meta:object-count="0"/>
  </office:meta>
</office:document-meta>
</file>